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02479" officeooo:paragraph-rsid="00102479"/>
    </style:style>
    <style:style style:name="T1" style:family="text">
      <style:text-properties officeooo:rsid="00109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Report</text:p>
      <text:p text:style-name="P1">Joel Smith</text:p>
      <text:p text:style-name="P1">CS 161</text:p>
      <text:p text:style-name="P1"/>
      <text:p text:style-name="P1">1.<text:tab/> This program is a business simulation text game. It enables the player, if he chooses enough starting money to buy from a list of three business classes. The businesses will generate income for the player as a random number between the income floor and income ceiling of the business class. With each turn a player's businesses will generate income for the player.</text:p>
      <text:p text:style-name="P1"/>
      <text:p text:style-name="P1">2.</text:p>
      <text:p text:style-name="P1"/>
      <text:p text:style-name="P1">3.<text:tab/> In this project I used input/output , arrays, and conditionals. The most difficult part of the program and where I spent a lot of time was in the dynamic array which takes objects of the business classes. It was through the use of this array that I was able to add an arbitrary amount of business objects to the player's inventory.</text:p>
      <text:p text:style-name="P1"/>
      <text:p text:style-name="P1"><text:tab/>In this class I learned many new things about the working of c++. I developed programming skills which I previously did not have. I learned many new problem solving skills and study skills. The rigorous nature of the class has helped me become a better student and acquire better study skills. I have learned many <text:span text:style-name="T1">new features of c++ which I never knew exist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4S</meta:editing-duration>
    <meta:editing-cycles>4</meta:editing-cycles>
    <meta:generator>LibreOffice/4.2.3.3$Windows_x86 LibreOffice_project/882f8a0a489bc99a9e60c7905a60226254cb6ff0</meta:generator>
    <dc:date>2014-06-08T20:51:51.048000000</dc:date>
    <meta:document-statistic meta:table-count="0" meta:image-count="0" meta:object-count="0" meta:page-count="1" meta:paragraph-count="7" meta:word-count="197" meta:character-count="1104" meta:non-whitespace-character-count="910"/>
    <meta:user-defined meta:name="Info 1"/>
    <meta:user-defined meta:name="Info 2"/>
    <meta:user-defined meta:name="Info 3"/>
    <meta:user-defined meta:name="Info 4"/>
  </office:meta>
</office:document-meta>
</file>